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0836" calcext:value-type="float">
            <text:p>0.90836</text:p>
          </table:table-cell>
          <table:table-cell office:value-type="float" office:value="0.88848" calcext:value-type="float">
            <text:p>0.88848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134" calcext:value-type="float">
            <text:p>0.89134</text:p>
          </table:table-cell>
          <table:table-cell table:formula="of:=MAX([.A2:.E2])" office:value-type="float" office:value="0.90836" calcext:value-type="float">
            <text:p>0.90836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4127" calcext:value-type="float">
            <text:p>0.84127</text:p>
          </table:table-cell>
          <table:table-cell office:value-type="float" office:value="0.81826" calcext:value-type="float">
            <text:p>0.81826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8024" calcext:value-type="float">
            <text:p>0.8024</text:p>
          </table:table-cell>
          <table:table-cell table:formula="of:=MAX([.A3:.E3])" office:value-type="float" office:value="0.84127" calcext:value-type="float">
            <text:p>0.84127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5692" calcext:value-type="float">
            <text:p>0.95692</text:p>
          </table:table-cell>
          <table:table-cell office:value-type="float" office:value="0.93707" calcext:value-type="float">
            <text:p>0.93707</text:p>
          </table:table-cell>
          <table:table-cell office:value-type="float" office:value="0.95575" calcext:value-type="float">
            <text:p>0.95575</text:p>
          </table:table-cell>
          <table:table-cell office:value-type="float" office:value="0.94776" calcext:value-type="float">
            <text:p>0.94776</text:p>
          </table:table-cell>
          <table:table-cell table:formula="of:=MAX([.A4:.E4])" office:value-type="float" office:value="0.95692" calcext:value-type="float">
            <text:p>0.95692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2711" calcext:value-type="float">
            <text:p>0.02711</text:p>
          </table:table-cell>
          <table:table-cell table:formula="of:=MIN([.B5:.E5])" office:value-type="float" office:value="0.02247" calcext:value-type="float">
            <text:p>0.0224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71.3429" calcext:value-type="float">
            <text:p>171.3429</text:p>
          </table:table-cell>
          <table:table-cell office:value-type="float" office:value="162.60967" calcext:value-type="float">
            <text:p>162.60967</text:p>
          </table:table-cell>
          <table:table-cell office:value-type="float" office:value="149.34589" calcext:value-type="float">
            <text:p>149.34589</text:p>
          </table:table-cell>
          <table:table-cell office:value-type="float" office:value="163.26441" calcext:value-type="float">
            <text:p>163.26441</text:p>
          </table:table-cell>
          <table:table-cell table:formula="of:=MAX([.A6:.E6])" office:value-type="float" office:value="171.3429" calcext:value-type="float">
            <text:p>171.342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78.13333" calcext:value-type="float">
            <text:p>78.13333</text:p>
          </table:table-cell>
          <table:table-cell office:value-type="float" office:value="73.67778" calcext:value-type="float">
            <text:p>73.67778</text:p>
          </table:table-cell>
          <table:table-cell office:value-type="float" office:value="67.22778" calcext:value-type="float">
            <text:p>67.22778</text:p>
          </table:table-cell>
          <table:table-cell office:value-type="float" office:value="73.65" calcext:value-type="float">
            <text:p>73.65</text:p>
          </table:table-cell>
          <table:table-cell table:formula="of:=MAX([.A7:.E7])" office:value-type="float" office:value="78.13333" calcext:value-type="float">
            <text:p>78.1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43:18.323374046</dc:date>
    <meta:editing-duration>PT48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